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1360000004A30263C5DB1AE7E4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paragraph-properties fo:padding="0.049cm" fo:border="0.06pt solid #d9d9e3"/>
    </style:style>
    <style:style style:name="P3" style:family="paragraph" style:parent-style-name="Header">
      <style:text-properties fo:font-style="italic" officeooo:rsid="0013b35d" officeooo:paragraph-rsid="001867df" style:font-style-asian="italic" style:font-style-complex="italic"/>
    </style:style>
    <style:style style:name="P4" style:family="paragraph" style:parent-style-name="Header">
      <style:text-properties fo:font-style="italic" officeooo:rsid="005d4931" officeooo:paragraph-rsid="005d4931" style:font-style-asian="italic" style:font-style-complex="italic"/>
    </style:style>
    <style:style style:name="P5" style:family="paragraph" style:parent-style-name="Text_20_body">
      <style:paragraph-properties fo:padding="0.049cm" fo:border="0.06pt solid #d9d9e3"/>
    </style:style>
    <style:style style:name="P6" style:family="paragraph" style:parent-style-name="Text_20_body">
      <style:text-properties loext:padding="0.049cm" loext:border="0.06pt solid #d9d9e3"/>
    </style:style>
    <style:style style:name="P7" style:family="paragraph" style:parent-style-name="Text_20_body">
      <style:paragraph-properties fo:padding="0.049cm" fo:border="0.06pt solid #d9d9e3"/>
      <style:text-properties loext:padding="0.049cm" loext:border="0.06pt solid #d9d9e3"/>
    </style:style>
    <style:style style:name="P8" style:family="paragraph" style:parent-style-name="Text_20_body">
      <style:paragraph-properties fo:margin-top="0cm" fo:margin-bottom="0cm" style:contextual-spacing="false"/>
      <style:text-properties loext:padding="0.049cm" loext:border="0.06pt solid #d9d9e3"/>
    </style:style>
    <style:style style:name="T1" style:family="text">
      <style:text-properties loext:padding="0.049cm" loext:border="0.06pt solid #d9d9e3"/>
    </style:style>
    <style:style style:name="fr1" style:family="graphic" style:parent-style-name="Graphics">
      <style:graphic-properties fo:margin-left="0cm" fo:margin-right="0cm" fo:margin-top="0cm" fo:margin-bottom="0cm" style:vertical-pos="top" style:vertical-rel="baseline" fo:padding="0.049cm" fo:border="0.06pt solid #d9d9e3"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Pregunta 1:</text:span></text:span><text:span text:style-name="T1"> ¿Qué es el kernel de Linux y cuál es su función principal?</text:span></text:p>
      <text:p text:style-name="P2"><text:span text:style-name="Strong_20_Emphasis"><text:span text:style-name="T1">Respuesta 1:</text:span></text:span><text:span text:style-name="T1"> El kernel de Linux es el núcleo del sistema operativo y su función principal es administrar los recursos del hardware, como la CPU, la memoria, los dispositivos de E/S y proporcionar servicios esenciales para los programas y procesos del sistema.</text:span></text:p>
      <text:p text:style-name="P2"><text:span text:style-name="Strong_20_Emphasis"><text:span text:style-name="T1">Pregunta 2:</text:span></text:span><text:span text:style-name="T1"> ¿Cuál es la diferencia entre el espacio de usuario y el espacio de kernel en Linux?</text:span></text:p>
      <text:p text:style-name="P2"><text:span text:style-name="Strong_20_Emphasis"><text:span text:style-name="T1">Respuesta 2:</text:span></text:span><text:span text:style-name="T1"> El espacio de usuario es donde se ejecutan las aplicaciones y procesos del usuario, mientras que el espacio de kernel es donde se ejecuta el kernel del sistema operativo. El espacio de kernel tiene acceso directo al hardware y controla los recursos.</text:span></text:p>
      <text:p text:style-name="P2"><text:span text:style-name="Strong_20_Emphasis"><text:span text:style-name="T1">Pregunta 3:</text:span></text:span><text:span text:style-name="T1"> ¿Cuáles son los tres componentes principales del kernel de Linux?</text:span></text:p>
      <text:p text:style-name="P2"><text:span text:style-name="Strong_20_Emphasis"><text:span text:style-name="T1">Respuesta 3:</text:span></text:span><text:span text:style-name="T1"> Los tres componentes principales del kernel de Linux son el administrador de procesos, el administrador de memoria y el administrador de dispositivos.</text:span></text:p>
      <text:p text:style-name="P2"><text:span text:style-name="Strong_20_Emphasis"><text:span text:style-name="T1">Pregunta 4:</text:span></text:span><text:span text:style-name="T1"> ¿Qué es el administrador de procesos en el kernel y cuál es su función?</text:span></text:p>
      <text:p text:style-name="P2"><text:span text:style-name="Strong_20_Emphasis"><text:span text:style-name="T1">Respuesta 4:</text:span></text:span><text:span text:style-name="T1"> El administrador de procesos gestiona la creación, ejecución y terminación de procesos en el sistema. También controla la asignación de tiempo de CPU a cada proceso y administra la multitarea.</text:span></text:p>
      <text:p text:style-name="P2"><text:span text:style-name="Strong_20_Emphasis"><text:span text:style-name="T1">Pregunta 5:</text:span></text:span><text:span text:style-name="T1"> ¿Qué es el administrador de memoria en el kernel y cuál es su función?</text:span></text:p>
      <text:p text:style-name="P2"><text:span text:style-name="Strong_20_Emphasis"><text:span text:style-name="T1">Respuesta 5:</text:span></text:span><text:span text:style-name="T1"> El administrador de memoria controla la asignación y liberación de memoria RAM en el sistema, garantizando que los procesos tengan acceso a la memoria cuando la necesitan y que se libere cuando ya no es necesaria.</text:span></text:p>
      <text:p text:style-name="P2"><text:span text:style-name="Strong_20_Emphasis"><text:span text:style-name="T1">Pregunta 6:</text:span></text:span><text:span text:style-name="T1"> ¿Qué es el administrador de dispositivos en el kernel y cuál es su función?</text:span></text:p>
      <text:p text:style-name="P2"><text:span text:style-name="Strong_20_Emphasis"><text:span text:style-name="T1">Respuesta 6:</text:span></text:span><text:span text:style-name="T1"> El administrador de dispositivos controla la interacción entre el kernel y los dispositivos de hardware, como discos duros, tarjetas de red y periféricos. Gestiona controladores de dispositivo y proporciona una interfaz para que los programas accedan a los dispositivos.</text:span></text:p>
      <text:p text:style-name="P2"><text:span text:style-name="Strong_20_Emphasis"><text:span text:style-name="T1">Pregunta 7:</text:span></text:span><text:span text:style-name="T1"> ¿Qué es un módulo del kernel en Linux?</text:span></text:p>
      <text:p text:style-name="P2"><text:span text:style-name="Strong_20_Emphasis"><text:span text:style-name="T1">Respuesta 7:</text:span></text:span><text:span text:style-name="T1"> Un módulo del kernel es un componente del kernel que se puede cargar y descargar dinámicamente en tiempo de ejecución. Permite agregar funcionalidad al kernel sin reiniciar el sistema.</text:span></text:p>
      <text:p text:style-name="P2"><text:span text:style-name="Strong_20_Emphasis"><text:span text:style-name="T1">Pregunta 8:</text:span></text:span><text:span text:style-name="T1"> ¿Cómo se pueden listar los módulos del kernel cargados en Linux?</text:span></text:p>
      <text:p text:style-name="P2"><text:soft-page-break/><text:span text:style-name="Strong_20_Emphasis"><text:span text:style-name="T1">Respuesta 8:</text:span></text:span><text:span text:style-name="T1"> Puedes listar los módulos del kernel cargados utilizando el comando "lsmod" en la línea de comandos.</text:span></text:p>
      <text:p text:style-name="P2"><text:span text:style-name="Strong_20_Emphasis"><text:span text:style-name="T1">Pregunta 9:</text:span></text:span><text:span text:style-name="T1"> ¿Cuál es la función principal del bootloader en el proceso de arranque del sistema?</text:span></text:p>
      <text:p text:style-name="P2"><text:span text:style-name="Strong_20_Emphasis"><text:span text:style-name="T1">Respuesta 9:</text:span></text:span><text:span text:style-name="T1"> El bootloader es responsable de cargar el kernel en la memoria RAM y comenzar la ejecución del sistema operativo durante el proceso de arranque.</text:span></text:p>
      <text:p text:style-name="P2"><text:span text:style-name="Strong_20_Emphasis"><text:span text:style-name="T1">Pregunta 10:</text:span></text:span><text:span text:style-name="T1"> ¿Cuál es el archivo de configuración principal del kernel de Linux y dónde se encuentra?</text:span></text:p>
      <text:p text:style-name="P2"><text:span text:style-name="Strong_20_Emphasis"><text:span text:style-name="T1">Respuesta 10:</text:span></text:span><text:span text:style-name="T1"> El archivo de configuración principal del kernel de Linux es "config.gz" y se encuentra en el directorio "/usr/src/linux" o "/usr/src/linux-&lt;versión&gt;".</text:span></text:p>
      <text:p text:style-name="P2"><text:span text:style-name="Strong_20_Emphasis"><text:span text:style-name="T1">Pregunta 11:</text:span></text:span><text:span text:style-name="T1"> ¿Cómo se puede verificar la versión actual del kernel en un sistema Linux?</text:span></text:p>
      <text:p text:style-name="P2"><text:span text:style-name="Strong_20_Emphasis"><text:span text:style-name="T1">Respuesta 11:</text:span></text:span><text:span text:style-name="T1"> Puedes verificar la versión actual del kernel utilizando el comando "uname -r" en la línea de comandos.</text:span></text:p>
      <text:p text:style-name="P2"><text:span text:style-name="Strong_20_Emphasis"><text:span text:style-name="T1">Pregunta 12:</text:span></text:span><text:span text:style-name="T1"> ¿Qué es un núcleo (kernel) monolítico y cómo se diferencia de un núcleo modular?</text:span></text:p>
      <text:p text:style-name="P2"><text:span text:style-name="Strong_20_Emphasis"><text:span text:style-name="T1">Respuesta 12:</text:span></text:span><text:span text:style-name="T1"> Un núcleo monolítico contiene todos los controladores y funcionalidades en un solo bloque de código, mientras que un núcleo modular permite cargar y descargar módulos de forma dinámica. Un núcleo monolítico es más grande y estático, mientras que un núcleo modular es más flexible.</text:span></text:p>
      <text:p text:style-name="P2"><text:span text:style-name="Strong_20_Emphasis"><text:span text:style-name="T1">Pregunta 13:</text:span></text:span><text:span text:style-name="T1"> ¿Cuál es la importancia de los controladores de dispositivo en el kernel de Linux?</text:span></text:p>
      <text:p text:style-name="P2"><text:span text:style-name="Strong_20_Emphasis"><text:span text:style-name="T1">Respuesta 13:</text:span></text:span><text:span text:style-name="T1"> Los controladores de dispositivo son componentes esenciales que permiten al kernel comunicarse y controlar hardware específico. Son cruciales para la interacción con dispositivos de hardware.</text:span></text:p>
      <text:p text:style-name="P2"><text:span text:style-name="Strong_20_Emphasis"><text:span text:style-name="T1">Pregunta 14:</text:span></text:span><text:span text:style-name="T1"> ¿Qué es un "proceso de kernel" en Linux y cómo se diferencia de un proceso de usuario?</text:span></text:p>
      <text:p text:style-name="P2"><text:span text:style-name="Strong_20_Emphasis"><text:span text:style-name="T1">Respuesta 14:</text:span></text:span><text:span text:style-name="T1"> Un proceso de kernel es un proceso que se ejecuta en el espacio de kernel y tiene acceso directo al hardware y a los recursos del sistema. Se diferencia de un proceso de usuario en que no se ejecuta en el espacio de usuario y tiene privilegios más altos.</text:span></text:p>
      <text:p text:style-name="P2"><text:span text:style-name="Strong_20_Emphasis"><text:span text:style-name="T1">Pregunta 15:</text:span></text:span><text:span text:style-name="T1"> ¿Qué es el espacio de direcciones de kernel (KASLR) y cuál es su función en la seguridad del kernel?</text:span></text:p>
      <text:p text:style-name="P2"><text:soft-page-break/><text:span text:style-name="Strong_20_Emphasis"><text:span text:style-name="T1">Respuesta 15:</text:span></text:span><text:span text:style-name="T1"> El espacio de direcciones de kernel aleatorio (KASLR) es una técnica de seguridad que aleatoriza la ubicación de las estructuras del kernel en la memoria para dificultar los ataques que explotan vulnerabilidades conocidas en ubicaciones predecibles.</text:span></text:p>
      <text:p text:style-name="P2"><text:span text:style-name="Strong_20_Emphasis"><text:span text:style-name="T1">Pregunta 16:</text:span></text:span><text:span text:style-name="T1"> ¿Cuál es la función del Planificador de Tareas en el kernel de Linux?</text:span></text:p>
      <text:p text:style-name="P2"><text:span text:style-name="Strong_20_Emphasis"><text:span text:style-name="T1">Respuesta 16:</text:span></text:span><text:span text:style-name="T1"> El Planificador de Tareas asigna tiempo de CPU a los procesos en ejecución en función de su prioridad y política de planificación, lo que permite la multitarea y la gestión equitativa de recursos.</text:span></text:p>
      <text:p text:style-name="P2"><text:span text:style-name="Strong_20_Emphasis"><text:span text:style-name="T1">Pregunta 17:</text:span></text:span><text:span text:style-name="T1"> ¿Qué es la política de planificación de procesos "Round Robin" y cómo funciona en el kernel?</text:span></text:p>
      <text:p text:style-name="P2"><text:span text:style-name="Strong_20_Emphasis"><text:span text:style-name="T1">Respuesta 17:</text:span></text:span><text:span text:style-name="T1"> La política "Round Robin" es una política de planificación de procesos que asigna un tiempo de CPU igual a cada proceso en ejecución en un orden circular. Funciona en el kernel mediante la rotación de procesos en la cola de ejecución.</text:span></text:p>
      <text:p text:style-name="P2"><text:span text:style-name="Strong_20_Emphasis"><text:span text:style-name="T1">Pregunta 18:</text:span></text:span><text:span text:style-name="T1"> ¿Cómo se pueden cargar módulos del kernel en un sistema Linux?</text:span></text:p>
      <text:p text:style-name="P2"><text:span text:style-name="Strong_20_Emphasis"><text:span text:style-name="T1">Respuesta 18:</text:span></text:span><text:span text:style-name="T1"> Los módulos del kernel se pueden cargar utilizando el comando "insmod" o "modprobe" en la línea de comandos, o automáticamente al arrancar el sistema desde un archivo de configuración.</text:span></text:p>
      <text:p text:style-name="P2"><text:span text:style-name="Strong_20_Emphasis"><text:span text:style-name="T1">Pregunta 19:</text:span></text:span><text:span text:style-name="T1"> ¿Cuál es la ventaja de usar módulos del kernel en lugar de compilar todo en el kernel principal?</text:span></text:p>
      <text:p text:style-name="P2"><text:span text:style-name="Strong_20_Emphasis"><text:span text:style-name="T1">Respuesta 19:</text:span></text:span><text:span text:style-name="T1"> La ventaja de usar módulos del kernel es que se pueden cargar y descargar dinámicamente, lo que ahorra memoria y permite actualizar funcionalidades sin reiniciar el sistema.</text:span></text:p>
      <text:p text:style-name="P2"><text:span text:style-name="Strong_20_Emphasis"><text:span text:style-name="T1">Pregunta 20:</text:span></text:span><text:span text:style-name="T1"> ¿Qué es la syscall (llamada al sistema) y cuál es su importancia en el kernel de Linux?</text:span></text:p>
      <text:p text:style-name="P2"><text:span text:style-name="Strong_20_Emphasis"><text:span text:style-name="T1">Respuesta 20:</text:span></text:span><text:span text:style-name="T1"> Una syscall es una interfaz que permite a los programas de usuario solicitar servicios del kernel, como lectura y escritura de archivos. Son fundamentales para que los programas interactúen con el kernel de manera segura y controlada.</text:span></text:p>
      <text:p text:style-name="P7">Espero que estas preguntas y respuestas te sean útiles en tu preparación para el LPIC-2 201.1.</text:p>
      <text:p text:style-name="P8"><draw:frame draw:style-name="fr1" draw:name="Imagen1" text:anchor-type="as-char" svg:width="0.953cm" svg:height="0.953cm" draw:z-index="7"><draw:image xlink:href="https://chat.openai.com/_next/image?url=https%3A%2F%2Fs.gravatar.com%2Favatar%2F8326548e2fb4a92636fe7416bc69e5af%3Fs%3D480%26r%3Dpg%26d%3Dhttps%253A%252F%252Fcdn.auth0.com%252Favatars%252Ffu.png&amp;w=96&amp;q=75" xlink:type="simple" xlink:show="embed" xlink:actuate="onLoad" draw:mime-type="image/png"/><svg:title>User</svg:title></draw:frame></text:p>
      <text:p text:style-name="P6">otras 20 sobre 201.2 Compilación de un kernel Linux </text:p>
      <text:p text:style-name="P7"><text:soft-page-break/>Por supuesto, aquí tienes 20 preguntas junto con sus respuestas relacionadas con el tema "Compilación de un kernel Linux" del LPIC-2 201.2:</text:p>
      <text:p text:style-name="P2"><text:span text:style-name="Strong_20_Emphasis"><text:span text:style-name="T1">Pregunta 1:</text:span></text:span><text:span text:style-name="T1"> ¿Qué es la compilación del kernel en Linux?</text:span></text:p>
      <text:p text:style-name="P2"><text:span text:style-name="Strong_20_Emphasis"><text:span text:style-name="T1">Respuesta 1:</text:span></text:span><text:span text:style-name="T1"> La compilación del kernel en Linux es el proceso de construir un nuevo kernel a partir del código fuente del kernel existente con configuraciones y opciones específicas.</text:span></text:p>
      <text:p text:style-name="P2"><text:span text:style-name="Strong_20_Emphasis"><text:span text:style-name="T1">Pregunta 2:</text:span></text:span><text:span text:style-name="T1"> ¿Cuál es el principal archivo de configuración para la compilación del kernel en Linux?</text:span></text:p>
      <text:p text:style-name="P2"><text:span text:style-name="Strong_20_Emphasis"><text:span text:style-name="T1">Respuesta 2:</text:span></text:span><text:span text:style-name="T1"> El archivo de configuración principal para la compilación del kernel en Linux es "config.gz" o "config" que se encuentra en el directorio "/usr/src/linux" o "/usr/src/linux-&lt;versión&gt;".</text:span></text:p>
      <text:p text:style-name="P2"><text:span text:style-name="Strong_20_Emphasis"><text:span text:style-name="T1">Pregunta 3:</text:span></text:span><text:span text:style-name="T1"> ¿Qué comando se utiliza para configurar el kernel antes de la compilación?</text:span></text:p>
      <text:p text:style-name="P2"><text:span text:style-name="Strong_20_Emphasis"><text:span text:style-name="T1">Respuesta 3:</text:span></text:span><text:span text:style-name="T1"> El comando "make menuconfig" se utiliza para configurar el kernel antes de la compilación. También existen otros comandos como "make xconfig" o "make config" que ofrecen interfaces gráficas o de texto para la configuración.</text:span></text:p>
      <text:p text:style-name="P2"><text:span text:style-name="Strong_20_Emphasis"><text:span text:style-name="T1">Pregunta 4:</text:span></text:span><text:span text:style-name="T1"> ¿Cuál es el propósito de "make" en el proceso de compilación del kernel?</text:span></text:p>
      <text:p text:style-name="P2"><text:span text:style-name="Strong_20_Emphasis"><text:span text:style-name="T1">Respuesta 4:</text:span></text:span><text:span text:style-name="T1"> El comando "make" se utiliza para compilar el código fuente del kernel y generar los archivos binarios necesarios para el kernel.</text:span></text:p>
      <text:p text:style-name="P2"><text:span text:style-name="Strong_20_Emphasis"><text:span text:style-name="T1">Pregunta 5:</text:span></text:span><text:span text:style-name="T1"> ¿Qué comando se utiliza para compilar y construir un nuevo kernel en Linux?</text:span></text:p>
      <text:p text:style-name="P2"><text:span text:style-name="Strong_20_Emphasis"><text:span text:style-name="T1">Respuesta 5:</text:span></text:span><text:span text:style-name="T1"> El comando "make" se utiliza para compilar y construir un nuevo kernel en Linux.</text:span></text:p>
      <text:p text:style-name="P2"><text:span text:style-name="Strong_20_Emphasis"><text:span text:style-name="T1">Pregunta 6:</text:span></text:span><text:span text:style-name="T1"> ¿Dónde se almacenan los archivos generados después de compilar el kernel?</text:span></text:p>
      <text:p text:style-name="P2"><text:span text:style-name="Strong_20_Emphasis"><text:span text:style-name="T1">Respuesta 6:</text:span></text:span><text:span text:style-name="T1"> Los archivos generados después de compilar el kernel se almacenan en el directorio "/usr/src/linux/arch/&lt;arquitectura&gt;/boot" donde "&lt;arquitectura&gt;" es la arquitectura de hardware utilizada.</text:span></text:p>
      <text:p text:style-name="P2"><text:span text:style-name="Strong_20_Emphasis"><text:span text:style-name="T1">Pregunta 7:</text:span></text:span><text:span text:style-name="T1"> ¿Cuál es la importancia del archivo "vmlinuz" generado durante la compilación del kernel?</text:span></text:p>
      <text:p text:style-name="P2"><text:span text:style-name="Strong_20_Emphasis"><text:span text:style-name="T1">Respuesta 7:</text:span></text:span><text:span text:style-name="T1"> El archivo "vmlinuz" es el kernel de Linux comprimido y es esencial para el proceso de arranque del sistema. Es el archivo que el bootloader carga en la memoria RAM durante el arranque.</text:span></text:p>
      <text:p text:style-name="P2"><text:soft-page-break/><text:span text:style-name="Strong_20_Emphasis"><text:span text:style-name="T1">Pregunta 8:</text:span></text:span><text:span text:style-name="T1"> ¿Qué es un módulo del kernel y cómo se compilan y cargan?</text:span></text:p>
      <text:p text:style-name="P2"><text:span text:style-name="Strong_20_Emphasis"><text:span text:style-name="T1">Respuesta 8:</text:span></text:span><text:span text:style-name="T1"> Un módulo del kernel es una parte del kernel que se puede cargar y descargar dinámicamente en tiempo de ejecución. Se compilan utilizando "make modules" y se cargan con comandos como "insmod" o "modprobe".</text:span></text:p>
      <text:p text:style-name="P2"><text:span text:style-name="Strong_20_Emphasis"><text:span text:style-name="T1">Pregunta 9:</text:span></text:span><text:span text:style-name="T1"> ¿Cuál es la ventaja de usar módulos del kernel en lugar de compilar todo en el kernel principal?</text:span></text:p>
      <text:p text:style-name="P2"><text:span text:style-name="Strong_20_Emphasis"><text:span text:style-name="T1">Respuesta 9:</text:span></text:span><text:span text:style-name="T1"> La ventaja de usar módulos del kernel es que se pueden cargar y descargar dinámicamente, lo que ahorra memoria y permite actualizar funcionalidades sin reiniciar el sistema.</text:span></text:p>
      <text:p text:style-name="P2"><text:span text:style-name="Strong_20_Emphasis"><text:span text:style-name="T1">Pregunta 10:</text:span></text:span><text:span text:style-name="T1"> ¿Qué archivo se utiliza para especificar qué módulos del kernel se cargarán automáticamente al arrancar el sistema?</text:span></text:p>
      <text:p text:style-name="P2"><text:span text:style-name="Strong_20_Emphasis"><text:span text:style-name="T1">Respuesta 10:</text:span></text:span><text:span text:style-name="T1"> El archivo "/etc/modules" se utiliza para especificar qué módulos del kernel se cargarán automáticamente al arrancar el sistema en muchas distribuciones de Linux.</text:span></text:p>
      <text:p text:style-name="P2"><text:span text:style-name="Strong_20_Emphasis"><text:span text:style-name="T1">Pregunta 11:</text:span></text:span><text:span text:style-name="T1"> ¿Cómo se puede desinstalar un kernel compilado previamente?</text:span></text:p>
      <text:p text:style-name="P2"><text:span text:style-name="Strong_20_Emphasis"><text:span text:style-name="T1">Respuesta 11:</text:span></text:span><text:span text:style-name="T1"> Se puede desinstalar un kernel compilado previamente eliminando sus archivos y entradas relacionadas en el bootloader. También se puede utilizar un administrador de paquetes si el kernel fue instalado como un paquete.</text:span></text:p>
      <text:p text:style-name="P2"><text:span text:style-name="Strong_20_Emphasis"><text:span text:style-name="T1">Pregunta 12:</text:span></text:span><text:span text:style-name="T1"> ¿Cuál es la importancia de la herramienta "depmod" en la compilación del kernel?</text:span></text:p>
      <text:p text:style-name="P2"><text:span text:style-name="Strong_20_Emphasis"><text:span text:style-name="T1">Respuesta 12:</text:span></text:span><text:span text:style-name="T1"> La herramienta "depmod" genera las dependencias de los módulos del kernel, lo que permite que el kernel cargue los módulos y sus dependencias correctamente.</text:span></text:p>
      <text:p text:style-name="P2"><text:span text:style-name="Strong_20_Emphasis"><text:span text:style-name="T1">Pregunta 13:</text:span></text:span><text:span text:style-name="T1"> ¿Qué comando se utiliza para limpiar los archivos generados durante la compilación del kernel?</text:span></text:p>
      <text:p text:style-name="P2"><text:span text:style-name="Strong_20_Emphasis"><text:span text:style-name="T1">Respuesta 13:</text:span></text:span><text:span text:style-name="T1"> El comando "make clean" se utiliza para limpiar los archivos temporales generados durante la compilación del kernel. "make mrproper" limpia aún más, eliminando la configuración anterior.</text:span></text:p>
      <text:p text:style-name="P2"><text:span text:style-name="Strong_20_Emphasis"><text:span text:style-name="T1">Pregunta 14:</text:span></text:span><text:span text:style-name="T1"> ¿Cuál es el archivo de configuración del bootloader y cómo se actualiza después de compilar un nuevo kernel?</text:span></text:p>
      <text:p text:style-name="P2"><text:soft-page-break/><text:span text:style-name="Strong_20_Emphasis"><text:span text:style-name="T1">Respuesta 14:</text:span></text:span><text:span text:style-name="T1"> El archivo de configuración del bootloader varía según el bootloader utilizado (por ejemplo, GRUB o LILO). Debe actualizarse con las nuevas rutas al kernel y a la imagen de inicio (initramfs) después de compilar un nuevo kernel.</text:span></text:p>
      <text:p text:style-name="P2"><text:span text:style-name="Strong_20_Emphasis"><text:span text:style-name="T1">Pregunta 15:</text:span></text:span><text:span text:style-name="T1"> ¿Qué es la imagen initramfs y cuál es su función en el proceso de arranque del kernel?</text:span></text:p>
      <text:p text:style-name="P2"><text:span text:style-name="Strong_20_Emphasis"><text:span text:style-name="T1">Respuesta 15:</text:span></text:span><text:span text:style-name="T1"> La imagen initramfs es un sistema de archivos temporal que se carga en la memoria RAM antes de iniciar el kernel. Contiene controladores y scripts necesarios para iniciar el sistema correctamente.</text:span></text:p>
      <text:p text:style-name="P2"><text:span text:style-name="Strong_20_Emphasis"><text:span text:style-name="T1">Pregunta 16:</text:span></text:span><text:span text:style-name="T1"> ¿Qué es la función del comando "make install" en el proceso de compilación del kernel?</text:span></text:p>
      <text:p text:style-name="P2"><text:span text:style-name="Strong_20_Emphasis"><text:span text:style-name="T1">Respuesta 16:</text:span></text:span><text:span text:style-name="T1"> El comando "make install" instala los archivos del kernel compilado en el sistema y actualiza la configuración del bootloader para que pueda arrancar el nuevo kernel.</text:span></text:p>
      <text:p text:style-name="P2"><text:span text:style-name="Strong_20_Emphasis"><text:span text:style-name="T1">Pregunta 17:</text:span></text:span><text:span text:style-name="T1"> ¿Qué comandos se utilizan para verificar la versión actual del kernel y los módulos cargados?</text:span></text:p>
      <text:p text:style-name="P2"><text:span text:style-name="Strong_20_Emphasis"><text:span text:style-name="T1">Respuesta 17:</text:span></text:span><text:span text:style-name="T1"> Para verificar la versión actual del kernel, se utiliza "uname -r". Para verificar los módulos cargados, se utiliza "lsmod".</text:span></text:p>
      <text:p text:style-name="P2"><text:span text:style-name="Strong_20_Emphasis"><text:span text:style-name="T1">Pregunta 18:</text:span></text:span><text:span text:style-name="T1"> ¿Qué precauciones se deben tomar antes de compilar un nuevo kernel en un sistema en producción?</text:span></text:p>
      <text:p text:style-name="P2"><text:span text:style-name="Strong_20_Emphasis"><text:span text:style-name="T1">Respuesta 18:</text:span></text:span><text:span text:style-name="T1"> Antes de compilar un nuevo kernel en un sistema en producción, se deben realizar copias de seguridad de los datos críticos y configuraciones, y se debe asegurar que el nuevo kernel sea compatible con el hardware y controladores necesarios.</text:span></text:p>
      <text:p text:style-name="P2"><text:span text:style-name="Strong_20_Emphasis"><text:span text:style-name="T1">Pregunta 19:</text:span></text:span><text:span text:style-name="T1"> ¿Qué es la opción "make oldconfig" y cuál es su utilidad en la compilación del kernel?</text:span></text:p>
      <text:p text:style-name="P2"><text:span text:style-name="Strong_20_Emphasis"><text:span text:style-name="T1">Respuesta 19:</text:span></text:span><text:span text:style-name="T1"> "make oldconfig" permite utilizar la configuración anterior al compilar un nuevo kernel, lo que facilita la actualización sin tener que volver a configurar todas las opciones.</text:span></text:p>
      <text:p text:style-name="P2"><text:span text:style-name="Strong_20_Emphasis"><text:span text:style-name="T1">Pregunta 20:</text:span></text:span><text:span text:style-name="T1"> ¿Cuál es la diferencia entre la configuración del kernel "y" y "m" en el archivo de configuración?</text:span></text:p>
      <text:p text:style-name="P2"><text:soft-page-break/><text:span text:style-name="Strong_20_Emphasis"><text:span text:style-name="T1">Respuesta 20:</text:span></text:span><text:span text:style-name="T1"> La configuración "y" compila una característica directamente en el kernel, mientras que la configuración "m" compila la característica como un módulo que se puede cargar y descargar dinámicamente.</text:span></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5d4931" officeooo:paragraph-rsid="005d4931" style:font-style-asian="italic" style:font-style-complex="italic"/>
    </style:style>
    <style:style style:name="MP2" style:family="paragraph" style:parent-style-name="Header">
      <style:text-properties fo:font-style="italic" officeooo:rsid="0013b35d" officeooo:paragraph-rsid="001867df" style:font-style-asian="italic" style:font-style-complex="italic"/>
    </style:style>
    <style:style style:name="MP3" style:family="paragraph" style:parent-style-name="Footer">
      <style:paragraph-properties fo:text-align="end" style:justify-single-word="false"/>
    </style:style>
    <style:style style:name="M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n2" text:anchor-type="char" svg:x="11.88cm" svg:y="-0.66cm" svg:width="5.054cm" svg:height="1.207cm" draw:z-index="6"><draw:image xlink:href="Pictures/10000001000001360000004A30263C5DB1AE7E44.png" xlink:type="simple" xlink:show="embed" xlink:actuate="onLoad" draw:mime-type="image/png"/></draw:frame>El núcleo linux</text:p>
        <text:p text:style-name="MP2">Compilación de un kernel Linux <text:s/></text:p>
      </style:header>
      <style:footer>
        <text:p text:style-name="MP3"><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05T20:04:41.848317391</meta:creation-date>
    <dc:date>2023-09-06T11:04:56.155279820</dc:date>
    <meta:editing-duration>PT3H57M41S</meta:editing-duration>
    <meta:editing-cycles>77</meta:editing-cycles>
    <meta:generator>LibreOffice/7.4.1.2$Linux_X86_64 LibreOffice_project/3c58a8f3a960df8bc8fd77b461821e42c061c5f0</meta:generator>
    <meta:document-statistic meta:table-count="0" meta:image-count="2" meta:object-count="0" meta:page-count="7" meta:paragraph-count="87" meta:word-count="1960" meta:character-count="12145" meta:non-whitespace-character-count="10268"/>
  </office:meta>
</office:document-meta>
</file>